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45800000330E4F81705035A06F5.png" manifest:media-type="image/png"/>
  <manifest:file-entry manifest:full-path="Pictures/10000201000002470000011FC4A3BD8CAB71A51A.png" manifest:media-type="image/png"/>
  <manifest:file-entry manifest:full-path="Pictures/100000000000016400000093174EBDB4F4C9A714.png" manifest:media-type="image/png"/>
  <manifest:file-entry manifest:full-path="Pictures/10000000000002C70000010E7C96AD7156748763.png" manifest:media-type="image/png"/>
  <manifest:file-entry manifest:full-path="Pictures/10000000000004E200000202CF4B460876FA5A6A.png" manifest:media-type="image/png"/>
  <manifest:file-entry manifest:full-path="Pictures/10000201000003AA0000013758A5E9347CAFD21B.png" manifest:media-type="image/png"/>
  <manifest:file-entry manifest:full-path="Pictures/10000201000005E2000002462BC56571CF4CDCE6.png" manifest:media-type="image/png"/>
  <manifest:file-entry manifest:full-path="Pictures/100000000000039A000001684BCE712A673495D4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imes New Roman1" svg:font-family="'Times New Roman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Footer">
      <style:text-properties fo:language="pl" fo:country="PL"/>
    </style:style>
    <style:style style:name="P2" style:family="paragraph" style:parent-style-name="Header">
      <style:text-properties fo:language="pl" fo:country="PL"/>
    </style:style>
    <style:style style:name="P3" style:family="paragraph" style:parent-style-name="Standard">
      <style:text-properties fo:language="pl" fo:country="PL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 style:master-page-name="First_20_Page">
      <style:paragraph-properties style:page-number="auto"/>
    </style:style>
    <style:style style:name="T1" style:family="text">
      <style:text-properties fo:language="pl" fo:country="PL"/>
    </style:style>
    <style:style style:name="T2" style:family="text">
      <style:text-properties style:font-name="Times New Roman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Image 1:</text:span></text:p>
      <text:p text:style-name="Standard"><draw:frame draw:style-name="fr1" draw:name="Picture 5" text:anchor-type="as-char" svg:width="6.2681in" svg:height="3.0807in" draw:z-index="0"><draw:image xlink:href="Pictures/10000201000002470000011FC4A3BD8CAB71A51A.png" xlink:type="simple" xlink:show="embed" xlink:actuate="onLoad" draw:mime-type="image/png"/><svg:desc>A screenshot of a cell phone

Description automatically generated</svg:desc></draw:frame></text:p>
      <text:p text:style-name="P3"/>
      <text:p text:style-name="P4"><text:span text:style-name="T1">Some text</text:span></text:p>
      <text:p text:style-name="P3"/>
      <text:p text:style-name="P4"><draw:frame draw:style-name="fr1" draw:name="Picture 3" text:anchor-type="as-char" svg:width="6.2366in" svg:height="4.5756in" draw:z-index="1"><draw:image xlink:href="Pictures/100002010000045800000330E4F81705035A06F5.png" xlink:type="simple" xlink:show="embed" xlink:actuate="onLoad" draw:mime-type="image/png"/><svg:desc>A screenshot of a cell phone

Description automatically generated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imes New Roman1" svg:font-family="'Times New Roman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PL" style:letter-kerning="false" style:font-name-asian="新細明體" style:font-size-asian="12pt" style:language-asian="zh" style:country-asian="TW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PL" style:letter-kerning="false" style:font-name-asian="新細明體" style:font-size-asian="12pt" style:language-asian="zh" style:country-asian="TW" style:font-name-complex="Arial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pl" fo:country="PL"/>
    </style:style>
    <style:style style:name="MP2" style:family="paragraph" style:parent-style-name="Footer">
      <style:text-properties fo:language="pl" fo:country="PL"/>
    </style:style>
    <style:style style:name="MT1" style:family="text">
      <style:text-properties fo:language="pl" fo:country="PL"/>
    </style:style>
    <style:style style:name="MT2" style:family="text">
      <style:text-properties style:font-name="Times New Roman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Odd page header image:</text:span></text:p>
        <text:p text:style-name="Standard"><draw:frame draw:style-name="Mfr1" draw:name="Picture 9" text:anchor-type="as-char" svg:width="6.2681in" svg:height="2.4465in" draw:z-index="3"><draw:image xlink:href="Pictures/100000000000039A000001684BCE712A673495D4.png" xlink:type="simple" xlink:show="embed" xlink:actuate="onLoad" draw:mime-type="image/png"/><svg:desc>A screenshot of a cell phone

Description automatically generated</svg:desc></draw:frame></text:p>
        <text:p text:style-name="MP1"/>
      </style:header>
      <style:header-left>
        <text:p text:style-name="Header"><text:span text:style-name="MT1">Even page header image:</text:span></text:p>
        <text:p text:style-name="Standard"><draw:frame draw:style-name="Mfr1" draw:name="Picture 7" text:anchor-type="as-char" svg:width="6.2681in" svg:height="2.5783in" draw:z-index="2"><draw:image xlink:href="Pictures/10000000000004E200000202CF4B460876FA5A6A.png" xlink:type="simple" xlink:show="embed" xlink:actuate="onLoad" draw:mime-type="image/png"/><svg:desc>A screenshot of a cell phone

Description automatically generated</svg:desc></draw:frame></text:p>
        <text:p text:style-name="MP1"/>
      </style:header-left>
      <style:footer>
        <text:p text:style-name="Footer"><text:span text:style-name="MT1">Odd page footer image:</text:span></text:p>
        <text:p text:style-name="Standard"><draw:frame draw:style-name="Mfr1" draw:name="Picture 10" text:anchor-type="as-char" svg:width="6.2681in" svg:height="2.3827in" draw:z-index="5"><draw:image xlink:href="Pictures/10000000000002C70000010E7C96AD7156748763.png" xlink:type="simple" xlink:show="embed" xlink:actuate="onLoad" draw:mime-type="image/png"/><svg:desc>A screenshot of a social media post

Description automatically generated</svg:desc></draw:frame></text:p>
        <text:p text:style-name="MP2"/>
      </style:footer>
      <style:footer-left>
        <text:p text:style-name="Footer"><text:span text:style-name="MT1">Even page footer image:</text:span></text:p>
        <text:p text:style-name="Standard"><draw:frame draw:style-name="Mfr1" draw:name="Picture 8" text:anchor-type="as-char" svg:width="4.9402in" svg:height="2.0398in" draw:z-index="4"><draw:image xlink:href="Pictures/100000000000016400000093174EBDB4F4C9A714.png" xlink:type="simple" xlink:show="embed" xlink:actuate="onLoad" draw:mime-type="image/png"/><svg:desc>A screenshot of a cell phone

Description automatically generated</svg:desc></draw:frame></text:p>
        <text:p text:style-name="MP2"/>
      </style:footer-left>
    </style:master-page>
    <style:master-page style:name="First_20_Page" style:display-name="First Page" style:page-layout-name="Mpm1" style:next-style-name="Standard">
      <style:header>
        <text:p text:style-name="Standard"><text:span text:style-name="MT1">First page header image:</text:span> <text:span text:style-name="MT2"><draw:frame draw:style-name="Mfr1" draw:name="Picture 2" text:anchor-type="as-char" svg:width="6.2681in" svg:height="2.0764in" draw:z-index="6"><draw:image xlink:href="Pictures/10000201000003AA0000013758A5E9347CAFD21B.png" xlink:type="simple" xlink:show="embed" xlink:actuate="onLoad" draw:mime-type="image/png"/><svg:desc>A screenshot of a social media post

Description automatically generated</svg:desc></draw:frame></text:span></text:p>
        <text:p text:style-name="MP1"/>
      </style:header>
      <style:footer>
        <text:p text:style-name="Footer"><text:span text:style-name="MT1">First page footer image:</text:span></text:p>
        <text:p text:style-name="Standard"><draw:frame draw:style-name="Mfr1" draw:name="Picture 4" text:anchor-type="as-char" svg:width="6.2681in" svg:height="2.4209in" draw:z-index="7"><draw:image xlink:href="Pictures/10000201000005E2000002462BC56571CF4CDCE6.png" xlink:type="simple" xlink:show="embed" xlink:actuate="onLoad" draw:mime-type="image/png"/><svg:desc>A screenshot of a cell phone

Description automatically generated</svg:desc></draw:frame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masz Jakut</meta:initial-creator>
    <dc:creator>Tomasz Jakut</dc:creator>
    <meta:editing-cycles>5</meta:editing-cycles>
    <meta:creation-date>2020-09-18T15:07:00</meta:creation-date>
    <dc:date>2020-09-18T15:12:00</dc:date>
    <meta:editing-duration>PT4M</meta:editing-duration>
    <meta:generator>LibreOffice/7.0.1.2$MacOSX_X86_64 LibreOffice_project/7cbcfc562f6eb6708b5ff7d7397325de9e764452</meta:generator>
    <meta:document-statistic meta:table-count="0" meta:image-count="8" meta:object-count="0" meta:page-count="3" meta:paragraph-count="15" meta:word-count="28" meta:character-count="156" meta:non-whitespace-character-count="1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